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8.962cm" table:align="margins"/>
    </style:style>
    <style:style style:name="Tabela1.A" style:family="table-column">
      <style:table-column-properties style:column-width="0.896cm" style:rel-column-width="6552*"/>
    </style:style>
    <style:style style:name="Tabela1.E" style:family="table-column">
      <style:table-column-properties style:column-width="0.496cm" style:rel-column-width="3624*"/>
    </style:style>
    <style:style style:name="Tabela1.F" style:family="table-column">
      <style:table-column-properties style:column-width="0.474cm" style:rel-column-width="3469*"/>
    </style:style>
    <style:style style:name="Tabela1.G" style:family="table-column">
      <style:table-column-properties style:column-width="0.57cm" style:rel-column-width="4166*"/>
    </style:style>
    <style:style style:name="Tabela1.H" style:family="table-column">
      <style:table-column-properties style:column-width="1.115cm" style:rel-column-width="8151*"/>
    </style:style>
    <style:style style:name="Tabela1.I" style:family="table-column">
      <style:table-column-properties style:column-width="1.378cm" style:rel-column-width="10073*"/>
    </style:style>
    <style:style style:name="Tabela1.J" style:family="table-column">
      <style:table-column-properties style:column-width="1.346cm" style:rel-column-width="984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H1" style:family="table-cell">
      <style:table-cell-properties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8.954cm" fo:margin-left="0cm" fo:margin-right="0.009cm" table:align="margins"/>
    </style:style>
    <style:style style:name="Tabela2.A" style:family="table-column">
      <style:table-column-properties style:column-width="0.746cm" style:rel-column-width="5461*"/>
    </style:style>
    <style:style style:name="Tabela2.C" style:family="table-column">
      <style:table-column-properties style:column-width="0.748cm" style:rel-column-width="5474*"/>
    </style:style>
    <style:style style:name="Tabela2.L" style:family="table-column">
      <style:table-column-properties style:column-width="0.739cm" style:rel-column-width="5412*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L1" style:family="table-cell">
      <style:table-cell-properties style:vertical-align="middle" fo:padding="0.097cm" fo:border="0.002cm solid #000000"/>
    </style:style>
    <style:style style:name="Tabela2.2" style:family="table-row">
      <style:table-row-properties style:min-row-height="0.42cm"/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style:text-underline-style="none" fo:font-weight="bold" style:font-size-asian="7pt" style:font-weight-asian="bold" style:font-size-complex="7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fo:font-size="7pt" fo:font-style="normal" style:text-underline-style="solid" style:text-underline-width="auto" style:text-underline-color="font-color" fo:font-weight="bold" style:font-size-asian="7pt" style:font-style-asian="normal" style:font-weight-asian="bold" style:font-size-complex="7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7pt" style:font-size-asian="7pt" style:font-size-complex="7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</style:style>
    <style:style style:name="P20" style:family="paragraph" style:parent-style-name="Standard" style:list-style-name="L6">
      <style:paragraph-properties fo:text-align="start" style:justify-single-word="false"/>
    </style:style>
    <style:style style:name="P21" style:family="paragraph" style:parent-style-name="Standard" style:list-style-name="L5">
      <style:paragraph-properties fo:text-align="start" style:justify-single-word="false"/>
      <style:text-properties fo:font-style="italic" style:font-style-asian="italic" style:font-style-complex="italic"/>
    </style:style>
    <style:style style:name="P22" style:family="paragraph" style:parent-style-name="Standard" style:list-style-name="L6">
      <style:paragraph-properties fo:text-align="start" style:justify-single-word="false"/>
      <style:text-properties fo:font-style="italic" style:font-style-asian="italic" style:font-style-complex="italic"/>
    </style:style>
    <style:style style:name="P2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4" style:family="paragraph" style:parent-style-name="Text_20_body" style:list-style-name="L3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1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T12" style:family="text">
      <style:text-properties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T13" style:family="text"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T14" style:family="text">
      <style:text-properties fo:font-size="7pt" fo:font-style="italic" style:text-underline-style="none" fo:font-weight="normal" style:font-size-asian="7pt" style:font-style-asian="normal" style:font-weight-asian="normal" style:font-size-complex="7pt" style:font-style-complex="italic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12cm" fo:text-indent="-0.635cm" fo:margin-left="6.41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47cm" fo:text-indent="-0.635cm" fo:margin-left="7.047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ásico:</text:span> A interface mais simples existente no linux é o <text:span text:style-name="T3">shell</text:span>. O <text:span text:style-name="T3">shell </text:span>é um interpretador de comandos que analisa o texto digitado na linha de comandos e os executa produzindo algum resultado.</text:p>
      <text:p text:style-name="P1">Além de ser um interpretador de comandos, o <text:span text:style-name="T3">shell </text:span>também é um poderoso ambiente de programação capaz de automatizar praticamente tudo em um sistema Linux. Veja mais algumas considerações referentes ao <text:span text:style-name="T3">shell</text:span> e outros aspectos básicos.</text:p>
      <text:list xml:id="list664338784" text:style-name="L1">
        <text:list-item>
          <text:p text:style-name="P13">Durante a execução do <text:span text:style-name="T3">bash </text:span><text:span text:style-name="T5">são mantidas algumas variáveis especiais que contêm alguma informação importante para a execução do </text:span><text:span text:style-name="T3">shell</text:span><text:span text:style-name="T5">. Estas variáveis são carregadas no início de sua execução e também podem ser configuradas manualmente em qualquer momento</text:span>. </text:p>
          <text:list>
            <text:list-item>
              <text:p text:style-name="P13"><text:span text:style-name="T2">PS1(Prompt String): </text:span><text:span text:style-name="T5">Esta variável guarda o conteúdo do </text:span><text:span text:style-name="T3">prompt </text:span><text:span text:style-name="T5">de comando do </text:span><text:span text:style-name="T3">bash</text:span><text:span text:style-name="T5"> quando ele está pronto para receber instruções</text:span>. </text:p>
            </text:list-item>
            <text:list-item>
              <text:p text:style-name="P14">PS2: <text:span text:style-name="T6">Guarda o conteúdo do prompt de comandos quando são necessárias múltiplas linhas para completar um comando. </text:span></text:p>
            </text:list-item>
            <text:list-item>
              <text:p text:style-name="P14">PATH: <text:span text:style-name="T6">O path guarda uma lista dos diretórios que contêm os programas que poderão ser executados sem passar na linha de comandos o caminho completo de sua localização.</text:span></text:p>
            </text:list-item>
          </text:list>
        </text:list-item>
        <text:list-item>
          <text:p text:style-name="P13">Para imprimir o conteúdo de uma variável de ambiente utilize o comando <text:span text:style-name="T3">echo</text:span>.</text:p>
        </text:list-item>
        <text:list-item>
          <text:p text:style-name="P13">É importante saber que o interpretador de comandos do bash segue a seguinte ordem para achar e executar os comandos digitados:</text:p>
          <text:list>
            <text:list-item>
              <text:p text:style-name="P15">O comando digitado é um comando interno do interpretador de comandos?</text:p>
            </text:list-item>
            <text:list-item>
              <text:p text:style-name="P15">Se não for, o comando é um programa executável localizado em um diretório encontrado no PATH?</text:p>
            </text:list-item>
            <text:list-item>
              <text:p text:style-name="P15">A localização do comando foi explicitamente declarada?</text:p>
            </text:list-item>
          </text:list>
        </text:list-item>
        <text:list-item>
          <text:p text:style-name="P13">Depois de criar uma variável do shell, é preciso exportá-la para o ambiente com o comando <text:span text:style-name="T3">export</text:span>. Quando uma variável é exportada para o ambiente, ela fica disponível para todos os processos filhos do shell. </text:p>
        </text:list-item>
        <text:list-item>
          <text:p text:style-name="P13">Alguns comandos aceitam opções com “-” ou “--”. Valendo observar que aqueles que utilizam “--” não podem ser combinados. </text:p>
        </text:list-item>
        <text:list-item>
          <text:p text:style-name="P13">Para alguns comandos os argumentos são opcionais. Para outros são necessários. Os argumentos são os parâmetros que os comandos aceitam ou de que necessitam. </text:p>
        </text:list-item>
        <text:list-item>
          <text:p text:style-name="P13">É importante ter em mente que o linux somente vai executar os comandos que sejam internos do interpretador, ou comandos cuja localização esteja na variável PATH ou comandos chamados com o seu caminho explícito. O bash também permite uma sequencia de comandos em uma mesma linha. Para isso deve-se separar os comandos com o símbolo “;”.</text:p>
        </text:list-item>
        <text:list-item>
          <text:p text:style-name="P13">O bash escreve no arquivo chamado <text:span text:style-name="T2">.bash_history, </text:span><text:span text:style-name="T5">localizado no diretório </text:span><text:span text:style-name="T3">home</text:span><text:span text:style-name="T5"> de cada usuário, o histórico de todos os comandos digitados pelos usuários. </text:span></text:p>
        </text:list-item>
        <text:list-item>
          <text:p text:style-name="P13">O símbolo “~” faz referência ao diretório <text:span text:style-name="T3">home</text:span> do usuário atual. </text:p>
        </text:list-item>
      </text:list>
      <text:p text:style-name="P2">Redirecionamento e Condutores (PIPE): <text:span text:style-name="T8">Linux foi criado por programadores para programadores, fez-se necessário que os comandos e processos tivessem a habilidade de tratar as entradas e saídas de dados com grande facilidade.</text:span></text:p>
      <text:p text:style-name="P1">O Linux possui três tipos de entradas padrão, são elas:</text:p>
      <text:list xml:id="list2181751349" text:style-name="L2">
        <text:list-item>
          <text:p text:style-name="P16"><text:span text:style-name="T16">stdin</text:span><text:span text:style-name="T15">: é a entrada de fluxo de dados. Como exemplo temos o teclado, <text:s/>o mouse, o Driver de CD/DVD, etc. Todos eles alimentam o computador com informações. Pode ser representado pelo número 0.</text:span></text:p>
        </text:list-item>
        <text:list-item>
          <text:p text:style-name="P16"><text:span text:style-name="T16">stdout</text:span><text:span text:style-name="T15">: é a saída de um fluxo de dados em condições normais. Como exemplo temos o monitor, a impressora, o disquete, um arquivo, etc. Todos eles recebem informações do computador. Pode ser representado pelo número 1.</text:span></text:p>
        </text:list-item>
        <text:list-item>
          <text:p text:style-name="P16"><text:span text:style-name="T16">stderr</text:span><text:span text:style-name="T15">: é a saída de um fluxo de dados em condições de erro ou insucesso em um determinado processamento. A saída de erro poderá ser direcionada para o monitor ou para um arquivo de LOG. Pode ser representado pelo número 2.</text:span></text:p>
        </text:list-item>
      </text:list>
      <text:p text:style-name="P7">Para redirecionar um resultado de uma saída para uma outra saída utilizamos o sinal de maior (&gt;) e para direcionar uma entrada para outra entrada usamos o sinal de menor (&lt;). </text:p>
      <text:p text:style-name="P7">Ainda podemos redirecionar uma saída para uma entrada usando uma barra vertical especial, o sinal em inglês chamado “pipe” ( | ) ou condutor. </text:p>
      <text:p text:style-name="P5">Gerenciando arquivos</text:p>
      <text:p text:style-name="P4"><text:span text:style-name="T15">Vários sistemas operacionais (SO) oferecem diferentes sistemas de arquivos, mas todos tem a mesma finalidade: </text:span><text:span text:style-name="T4">Oferecer ao SO a estrutura necessária para ler/gravar os arquivos/diretórios</text:span><text:span text:style-name="T7">.</text:span><text:span text:style-name="T4"> </text:span><text:span text:style-name="T7">Nos sistemas de arquivos, de modo geral, os objetos são organizados de forma hierárquica e cada um possui identificação única dentro da tabela.</text:span></text:p>
      <text:list xml:id="list2182478910" text:continue-list="list664338784" text:style-name="L1">
        <text:list-header>
          <text:p text:style-name="P23"><text:span text:style-name="T5">A identificação dos objetos de um sistema de arquivo no Linux é conhecida como </text:span><text:span text:style-name="T2">inode</text:span><text:span text:style-name="T3">. </text:span><text:span text:style-name="T5">Ele carrega as informações de onde o objeto está localizado no disco, informações de segurança, data e hora de criação e última modificação, dentre outras. Quando criamos um sistema de arquivos no Linux, cada dispositivo tem um número finito de </text:span><text:span text:style-name="T2">inodes </text:span><text:span text:style-name="T5">que será diretamente proporcional ao número de arquivos que este dispositivo poderá acomodar.</text:span></text:p>
          <text:p text:style-name="P23"><text:span text:style-name="T5">A estrutura hierárquica do Linux segue o padrão chamado de </text:span><text:span text:style-name="T3">Filesystem Hierarchy Standard </text:span><text:span text:style-name="T5">ou </text:span><text:span text:style-name="T3">FHS. </text:span><text:span text:style-name="T5">Segue agora uma breve descrição de cada um dos diretórios principais:</text:span></text:p>
        </text:list-header>
      </text:list>
      <text:list xml:id="list871222853" text:style-name="L3">
        <text:list-item>
          <text:p text:style-name="P17">/bin: Contêm os comandos que podem ser utilizados pelos usuários e pelo administrador do sistema. </text:p>
        </text:list-item>
        <text:list-item>
          <text:p text:style-name="P17">/boot: Contém tudo que é necessário para carregar o sistema, exceto os arquivos de configuração e o gerenciador de boot. O /boot inclui o setor master de carga do sistema (master boot sectors) e arquivos de mapa de setor.</text:p>
        </text:list-item>
        <text:list-item>
          <text:p text:style-name="P17">/dev: Contém um arquivo para cada dispositivo que o Kernel pode suportar.</text:p>
        </text:list-item>
        <text:list-item>
          <text:p text:style-name="P17">/etc: Contém arquivos necessários à configuração do sistema. No diretório /etc/skel deste diretório é replicado para o diretório padrão (home) dos novos usuários criados no sistema. </text:p>
        </text:list-item>
        <text:list-item>
          <text:p text:style-name="P17">/home: Contém os diretórios locais do usuário. </text:p>
        </text:list-item>
        <text:list-item>
          <text:p text:style-name="P17">/lib: Arquivos de bibliotecas essenciais ao sistema, utilizadas pelos programas em /bin e módulos do kernel.</text:p>
        </text:list-item>
        <text:list-item>
          <text:p text:style-name="P17">/mnt: Este diretório foi previsto para que o administrador possa montar temporariamente sistemas de arquivos quando for necessário.</text:p>
        </text:list-item>
        <text:list-item>
          <text:p text:style-name="P17">/proc: é utilizado para manipular informações de processos do sistema. Mantém informações sobre os sistemas de arquivos suportados, partições de disco disponíveis, portas de entrada e saída (I/O), interrupções (IRQ) e diversas outras informações.</text:p>
        </text:list-item>
        <text:list-item>
          <text:p text:style-name="P17">/root: utilizado como pasta padrão para o superusuário.</text:p>
        </text:list-item>
        <text:list-item>
          <text:p text:style-name="P17">/sbin: tipicamente contém arquivos essenciais para carga e manutenção do sistema.</text:p>
        </text:list-item>
        <text:list-item>
          <text:p text:style-name="P17">/tmp: Arquivos temporários gerados por alguns aplicativos. A permanência da informação que é armazenada em /tmp é limpada em cada carga do sistema.</text:p>
        </text:list-item>
        <text:list-item>
          <text:p text:style-name="P17">/usr: Os arquivos deste diretório pertencentes aos usuários.</text:p>
        </text:list-item>
        <text:list-item>
          <text:p text:style-name="P24">/var: Contém arquivos com informação variável.</text:p>
        </text:list-item>
      </text:list>
      <text:p text:style-name="P3">Sistema de Arquivos e Dispositivos</text:p>
      <text:p text:style-name="P1">Linux tem suporte a inúmeros dispositivos como discos IDE, Sata, SCSI, CD/DVD, dentre inúmeros outros. Cada um destes dispositivos podem ser formatados para o sistema de arquivos Ext2, padrão no Linux.</text:p>
      <text:p text:style-name="P1">Cada<text:span text:style-name="T5"> disco pode ter de uma a dezesseis partições. As partições funcionam como um contêiner para o sistema de arquivos. No Linux cada partição é representada por um número inteiro. Ex.: /dev/hda1. Existem quatro tipos de partições possíveis:</text:span></text:p>
      <text:list xml:id="list410994594" text:style-name="L4">
        <text:list-item>
          <text:p text:style-name="P19"><text:span text:style-name="T12">Partições primárias:</text:span><text:span text:style-name="T13"> </text:span><text:span text:style-name="T9">Cada disco pode conter no máximo quatro partições primárias. As partições primárias podem ser nomeadas como: /dev/hda1, /dev/hda2, … /dev/hda4. Uma destas partições primárias deve ser marcada como ativa para que a carga do SO (boot) seja possível.</text:span></text:p>
        </text:list-item>
        <text:list-item>
          <text:p text:style-name="P19"><text:span text:style-name="T12">Partições estendidas:</text:span><text:span text:style-name="T9"> São uma variação das partições primárias, contudo </text:span><text:span text:style-name="T10">não </text:span><text:span text:style-name="T9">podem conter um sistema de arquivos. Elas funcionam como um contêiner para as partições lógicas. Um disco somente pode ter uma partição estendida e que toma lugar de uma partição primária.</text:span></text:p>
        </text:list-item>
        <text:list-item>
          <text:p text:style-name="P19"><text:span text:style-name="T12">Partições lógicas:</text:span><text:span text:style-name="T9"> Existem um conjunto com uma partição estendida e pode-se ter de uma a doze partições deste tipo. </text:span></text:p>
        </text:list-item>
        <text:list-item>
          <text:p text:style-name="P19"><text:span text:style-name="T12">Partição de Swap (Arquivo de troca)</text:span><text:span text:style-name="T9">: Esta possibilita que o Linux tenha uma memória virtual em disco. Este tipo de memória é usada como arquivo de troca de dados entre a memória física e o disco.</text:span></text:p>
        </text:list-item>
      </text:list>
      <text:p text:style-name="P5">Montando e desmontando Sistema de Arquivos</text:p>
      <text:p text:style-name="P4"><text:span text:style-name="T7">O</text:span><text:span text:style-name="T4"> </text:span><text:span text:style-name="T7">sistema de arquivos do Linux é hierárquico e admite que diversos dispositivos sejam mapeados e utilizados a partir da raiz do sistema (root). Estes diretórios que servirão como hospedeiros para os dispositivos são chamados de ponto de montagem. </text:span></text:p>
      <text:p text:style-name="P6">Qualquer diretórios pode servir como ponto de montagem para outros dispositivos. Se os diretórios não estiverem vazios, seu conteúdo não ficará disponível enquanto o dispositivo não for desmontado. </text:p>
      <text:p text:style-name="P8"><text:span text:style-name="T9">/etc/fstab: armazena a configuração de quais dispositivos devem ser montados e qual o ponto de montagem de cada uma na carga do sistema operacional (veja o cardápio</text:span><text:span text:style-name="T13"> de estudos sobre arquivos de configuração</text:span><text:span text:style-name="T9">).</text:span></text:p>
      <text:p text:style-name="P5">Trabalhando com permissões</text:p>
      <text:p text:style-name="P6">Como o Linux é um SO multiusuário, as permissões de acesso a arquivos, diretórios e outros dispositivos são necessárias para garantir que os usuários tenham acesso somente aos recursos que eles podem utilizar. Segue a estrutura das permissões:</text:p>
      <table:table table:name="Tabela1" table:style-name="Tabela1">
        <table:table-column table:style-name="Tabela1.A" table:number-columns-repeated="4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>
          <table:table-cell table:style-name="Tabela1.A1" office:value-type="string">
            <text:p text:style-name="P9"/>
          </table:table-cell>
          <table:table-cell table:style-name="Tabela1.A1" table:number-columns-spanned="3" office:value-type="string">
            <text:p text:style-name="P11">Usuário</text:p>
          </table:table-cell>
          <table:covered-table-cell/>
          <table:covered-table-cell/>
          <table:table-cell table:style-name="Tabela1.A1" table:number-columns-spanned="3" office:value-type="string">
            <text:p text:style-name="P11">Grupo</text:p>
          </table:table-cell>
          <table:covered-table-cell/>
          <table:covered-table-cell/>
          <table:table-cell table:style-name="Tabela1.H1" table:number-columns-spanned="3" office:value-type="string">
            <text:p text:style-name="P11">Outr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1">d</text:p>
          </table:table-cell>
          <table:table-cell table:style-name="Tabela1.A2" office:value-type="string">
            <text:p text:style-name="P11">r</text:p>
          </table:table-cell>
          <table:table-cell table:style-name="Tabela1.A2" office:value-type="string">
            <text:p text:style-name="P11">w</text:p>
          </table:table-cell>
          <table:table-cell table:style-name="Tabela1.A2" office:value-type="string">
            <text:p text:style-name="P11">x</text:p>
          </table:table-cell>
          <table:table-cell table:style-name="Tabela1.A2" office:value-type="string">
            <text:p text:style-name="P11">r</text:p>
          </table:table-cell>
          <table:table-cell table:style-name="Tabela1.A2" office:value-type="string">
            <text:p text:style-name="P11">w</text:p>
          </table:table-cell>
          <table:table-cell table:style-name="Tabela1.A2" office:value-type="string">
            <text:p text:style-name="P11">x</text:p>
          </table:table-cell>
          <table:table-cell table:style-name="Tabela1.A2" office:value-type="string">
            <text:p text:style-name="P11">r</text:p>
            <text:p text:style-name="P12">(Leitura)</text:p>
          </table:table-cell>
          <table:table-cell table:style-name="Tabela1.A2" office:value-type="string">
            <text:p text:style-name="P11">w</text:p>
            <text:p text:style-name="P12">(Gravação)</text:p>
          </table:table-cell>
          <table:table-cell table:style-name="Tabela1.J2" office:value-type="string">
            <text:p text:style-name="P11">x</text:p>
            <text:p text:style-name="P12">(Execução)</text:p>
          </table:table-cell>
        </table:table-row>
      </table:table>
      <text:list xml:id="list2152832209" text:style-name="L5">
        <text:list-item>
          <text:p text:style-name="P21"><text:span text:style-name="T11">Permissões de usuário: </text:span><text:span text:style-name="T9">Definem a permissão para o usuário que é o “dono” do arquivo, quem o criou e o mantém.</text:span></text:p>
        </text:list-item>
        <text:list-item>
          <text:p text:style-name="P21"><text:span text:style-name="T11">Permissões de grupo: </text:span><text:span text:style-name="T9">Definem a permissão para o grupo de usuários ao qual ele pertence. </text:span></text:p>
        </text:list-item>
        <text:list-item>
          <text:p text:style-name="P21"><text:span text:style-name="T11">Permissões para outros usuários: </text:span><text:span text:style-name="T9">Definem a permissão para todos os outros usuários (não dono e de outros grupos).</text:span></text:p>
        </text:list-item>
        <text:list-item>
          <text:p text:style-name="P18">O primeiro campo pode conter uma das seguintes definições:</text:p>
          <text:list>
            <text:list-item>
              <text:p text:style-name="P18">d: diretório</text:p>
            </text:list-item>
            <text:list-item>
              <text:p text:style-name="P18">-: arquivo</text:p>
            </text:list-item>
            <text:list-item>
              <text:p text:style-name="P18">l: link</text:p>
            </text:list-item>
            <text:list-item>
              <text:p text:style-name="P18">b: dispositivo de bloco</text:p>
            </text:list-item>
            <text:list-item>
              <text:p text:style-name="P18">c: dispositivo de caractere</text:p>
            </text:list-item>
          </text:list>
        </text:list-item>
      </text:list>
      <text:p text:style-name="P6">As definições de leitura, escrita e execução têm nuances diferentes se estamos trabalhando com arquivos ou diretórios. Estas restrições podem ser descritas na forma binária, onde nota-se outras opções para o primeiro campo, veja: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column table:style-name="Tabela2.C"/>
        <table:table-column table:style-name="Tabela2.A" table:number-columns-repeated="2"/>
        <table:table-column table:style-name="Tabela2.C"/>
        <table:table-column table:style-name="Tabela2.A"/>
        <table:table-column table:style-name="Tabela2.C"/>
        <table:table-column table:style-name="Tabela2.A"/>
        <table:table-column table:style-name="Tabela2.L"/>
        <table:table-row>
          <table:table-cell table:style-name="Tabela2.A1" office:value-type="string">
            <text:p text:style-name="P10">SUID</text:p>
          </table:table-cell>
          <table:table-cell table:style-name="Tabela2.A1" office:value-type="string">
            <text:p text:style-name="P10">SGID</text:p>
          </table:table-cell>
          <table:table-cell table:style-name="Tabela2.A1" office:value-type="string">
            <text:p text:style-name="P10">Sticky</text:p>
          </table:table-cell>
          <table:table-cell table:style-name="Tabela2.A1" office:value-type="string">
            <text:p text:style-name="P10">leitura</text:p>
          </table:table-cell>
          <table:table-cell table:style-name="Tabela2.A1" office:value-type="string">
            <text:p text:style-name="P10">gravação</text:p>
          </table:table-cell>
          <table:table-cell table:style-name="Tabela2.A1" office:value-type="string">
            <text:p text:style-name="P10">execução</text:p>
          </table:table-cell>
          <table:table-cell table:style-name="Tabela2.A1" office:value-type="string">
            <text:p text:style-name="P10">leitura</text:p>
          </table:table-cell>
          <table:table-cell table:style-name="Tabela2.A1" office:value-type="string">
            <text:p text:style-name="P10">gravação</text:p>
          </table:table-cell>
          <table:table-cell table:style-name="Tabela2.A1" office:value-type="string">
            <text:p text:style-name="P10">execução</text:p>
          </table:table-cell>
          <table:table-cell table:style-name="Tabela2.A1" office:value-type="string">
            <text:p text:style-name="P10">leitura</text:p>
          </table:table-cell>
          <table:table-cell table:style-name="Tabela2.A1" office:value-type="string">
            <text:p text:style-name="P10">gravação</text:p>
          </table:table-cell>
          <table:table-cell table:style-name="Tabela2.L1" office:value-type="string">
            <text:p text:style-name="P10">execução</text:p>
          </table:table-cell>
        </table:table-row>
        <table:table-row table:style-name="Tabela2.2"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A2" office:value-type="string">
            <text:p text:style-name="P10">0</text:p>
          </table:table-cell>
          <table:table-cell table:style-name="Tabela2.L2" office:value-type="string">
            <text:p text:style-name="P10">0</text:p>
          </table:table-cell>
        </table:table-row>
      </table:table>
      <text:p text:style-name="P6">Os três primeiros bits da esquerda para a direita são bits de atributos especiais, a seguir:</text:p>
      <text:list xml:id="list161488015" text:style-name="L6">
        <text:list-item>
          <text:p text:style-name="P20"><text:span text:style-name="T14">SUID (Set User ID): </text:span><text:span text:style-name="T9">O bit SUID afeta somente os arquivos executáveis. Normalmente os programas são executados com a permissão do usuário que os executou. O SUID muda esta condição, fazendo com que o programa seja executado sob as permissões do usuário dono do arquivo, não importando quem o chamou. O SUID geralmente é utilizado para dar ao programa permissões de </text:span><text:span text:style-name="T13">root</text:span><text:span text:style-name="T9">.</text:span></text:p>
        </text:list-item>
        <text:list-item>
          <text:p text:style-name="P20"><text:span text:style-name="T13">SGID (Set Group ID)</text:span><text:span text:style-name="T9">: Executam sob a permissão de grupo do dono do arquivo.</text:span></text:p>
        </text:list-item>
        <text:list-item>
          <text:p text:style-name="P22"><text:span text:style-name="T11">Stick (Colando na memória)</text:span><text:span text:style-name="T9">: O bit especial chamado de sticky ou bit de colado na memória faz com que os programas permaneçam na memória mesmo depois de terminados. Este bit quando aplicado a diretórios faz com que somente o dono do diretório, o dono do arquivo ou o </text:span><text:span text:style-name="T11">root </text:span><text:span text:style-name="T9">possam renomear ou apagar arquivos neste diretório. </text:span></text:p>
        </text:list-item>
      </text:list>
      <text:p text:style-name="P6">Como os bits de permissão especiais são utilizados com pouca frequência, e sob condições especiais, eles são representados pela letra (s) no lugar do (x) de execução para os bits SUID e SGID nas classes de dono do arquivo e grupo, e (t) no lugar de (x) para o bit de Sticky na classe de out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fo:font-size="7pt" style:font-name-asian="OpenSymbol" style:font-size-asian="6.09999990463257pt" style:font-name-complex="OpenSymbol" style:font-size-complex="7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10-09T22:25:36</meta:creation-date>
    <dc:date>2012-03-17T15:27:49</dc:date>
    <dc:creator>Oriso </dc:creator>
    <meta:editing-duration>PT39H20M02S</meta:editing-duration>
    <meta:editing-cycles>174</meta:editing-cycles>
    <meta:generator>OpenOffice.org/3.2$Linux OpenOffice.org_project/320m12$Build-9483</meta:generator>
    <meta:printed-by>Oriso </meta:printed-by>
    <meta:print-date>2011-05-21T11:48:42</meta:print-date>
    <meta:document-statistic meta:table-count="2" meta:image-count="0" meta:object-count="0" meta:page-count="1" meta:paragraph-count="109" meta:word-count="1752" meta:character-count="10540"/>
  </office:meta>
</office:document-meta>
</file>